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A0000003848C0027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01cm 6.001cm 6.301cm 16.649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>
        <office:forms form:automatic-focus="false" form:apply-design-mode="false"/>
        <draw:frame draw:style-name="gr1" draw:text-style-name="P1" draw:layer="layout" svg:width="16.528cm" svg:height="10.598cm" svg:x="5.692cm" svg:y="4.937cm">
          <draw:image xlink:href="Pictures/10000000000005A0000003848C0027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16.528cm" svg:height="10.598cm" svg:x="5.692cm" svg:y="4.937cm">
          <draw:image xlink:href="Pictures/10000000000005A0000003848C0027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1</text:page-number></text:p>
        </draw:text-box>
      </draw:frame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8-02-23T11:43:53</meta:creation-date>
    <dc:creator>José Luis</dc:creator>
    <dc:date>2008-02-23T11:50:47</dc:date>
    <dc:language>es-ES</dc:language>
    <meta:editing-cycles>2</meta:editing-cycles>
    <meta:editing-duration>PT6M54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